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ans" fo:font-weight="normal" officeooo:rsid="00dd959e" officeooo:paragraph-rsid="00dd959e" fo:background-color="transparent" style:font-weight-asian="normal" style:font-weight-complex="normal"/>
    </style:style>
    <style:style style:name="P2" style:family="paragraph" style:parent-style-name="Standard">
      <style:text-properties style:use-window-font-color="true" style:font-name="Liberation Sans" fo:font-weight="normal" officeooo:rsid="00dd959e" officeooo:paragraph-rsid="00f398a0" fo:background-color="transparent" style:font-weight-asian="normal" style:font-weight-complex="normal"/>
    </style:style>
    <style:style style:name="P3" style:family="paragraph" style:parent-style-name="Standard">
      <style:text-properties style:use-window-font-color="true" style:font-name="Liberation Sans" fo:font-weight="normal" officeooo:rsid="00dd959e" officeooo:paragraph-rsid="014414d8" fo:background-color="transparent" style:font-weight-asian="normal" style:font-weight-complex="normal"/>
    </style:style>
    <style:style style:name="P4" style:family="paragraph" style:parent-style-name="Standard">
      <style:text-properties style:use-window-font-color="true" style:font-name="Liberation Sans" fo:font-weight="normal" officeooo:rsid="00e1549f" officeooo:paragraph-rsid="00e1549f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ans" fo:font-weight="normal" officeooo:rsid="00ed4d64" officeooo:paragraph-rsid="00ed4d64" fo:background-color="transparent" style:font-weight-asian="normal" style:font-weight-complex="normal"/>
    </style:style>
    <style:style style:name="P6" style:family="paragraph" style:parent-style-name="Standard">
      <style:text-properties style:use-window-font-color="true" style:font-name="Liberation Sans" fo:font-weight="normal" officeooo:rsid="00f02670" officeooo:paragraph-rsid="00f02670" fo:background-color="transparent" style:font-weight-asian="normal" style:font-weight-complex="normal"/>
    </style:style>
    <style:style style:name="P7" style:family="paragraph" style:parent-style-name="Standard">
      <style:text-properties style:use-window-font-color="true" style:font-name="Liberation Sans" fo:font-weight="normal" officeooo:rsid="00fd5987" officeooo:paragraph-rsid="00fd5987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style:font-name="Liberation Sans" fo:font-weight="normal" officeooo:rsid="010376de" officeooo:paragraph-rsid="010376de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style:font-name="Liberation Sans" fo:font-weight="normal" officeooo:rsid="012e2742" officeooo:paragraph-rsid="00dd959e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style:font-name="Liberation Sans" fo:font-weight="normal" officeooo:rsid="00f91f95" officeooo:paragraph-rsid="0142d061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style:font-name="Liberation Sans" fo:font-size="12pt" fo:font-weight="normal" officeooo:rsid="00fe4b43" officeooo:paragraph-rsid="010e9310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Liberation Sans" fo:font-size="12pt" fo:font-weight="normal" officeooo:rsid="00fe4b43" officeooo:paragraph-rsid="01128aba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Liberation Sans" fo:font-size="12pt" fo:font-weight="normal" officeooo:rsid="0117d903" officeooo:paragraph-rsid="0117d903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style:font-name="Liberation Sans" fo:font-size="12pt" fo:font-style="italic" fo:font-weight="bold" officeooo:rsid="0117d903" officeooo:paragraph-rsid="0117d903" fo:background-color="transparent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style:use-window-font-color="true" style:font-name="Liberation Sans" fo:font-weight="bold" officeooo:rsid="0142d061" officeooo:paragraph-rsid="0142d061" fo:background-color="transparent" style:font-weight-asian="bold" style:font-weight-complex="bold"/>
    </style:style>
    <style:style style:name="P16" style:family="paragraph" style:parent-style-name="Standard">
      <style:text-properties style:use-window-font-color="true" style:font-name="Courier 10 Pitch" fo:font-size="10pt" fo:font-weight="normal" officeooo:rsid="00fe4b43" officeooo:paragraph-rsid="010e9310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Sans" officeooo:rsid="00dd959e" officeooo:paragraph-rsid="00dd959e"/>
    </style:style>
    <style:style style:name="P18" style:family="paragraph" style:parent-style-name="Standard">
      <style:text-properties style:font-name="Liberation Sans" officeooo:rsid="00dd959e" officeooo:paragraph-rsid="0142d061"/>
    </style:style>
    <style:style style:name="P19" style:family="paragraph" style:parent-style-name="Standard">
      <style:text-properties style:font-name="Liberation Sans" fo:font-weight="bold" officeooo:rsid="00dd2984" officeooo:paragraph-rsid="00dd2984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142d061" officeooo:paragraph-rsid="0142d061" style:font-weight-asian="bold" style:font-weight-complex="bold"/>
    </style:style>
    <style:style style:name="P21" style:family="paragraph" style:parent-style-name="Standard">
      <style:text-properties style:font-name="Liberation Sans" officeooo:rsid="00170371" officeooo:paragraph-rsid="00170371"/>
    </style:style>
    <style:style style:name="P22" style:family="paragraph" style:parent-style-name="Standard">
      <style:text-properties style:font-name="Liberation Sans" officeooo:rsid="00e188be" officeooo:paragraph-rsid="00e188be"/>
    </style:style>
    <style:style style:name="P23" style:family="paragraph" style:parent-style-name="Standard">
      <style:text-properties style:font-name="Liberation Sans" officeooo:rsid="00e188be" officeooo:paragraph-rsid="00f02670"/>
    </style:style>
    <style:style style:name="P24" style:family="paragraph" style:parent-style-name="Standard">
      <style:text-properties style:font-name="Liberation Sans" officeooo:rsid="01413b4e" officeooo:paragraph-rsid="01413b4e"/>
    </style:style>
    <style:style style:name="P25" style:family="paragraph" style:parent-style-name="Standard">
      <style:text-properties style:font-name="Liberation Sans" officeooo:rsid="0162b126" officeooo:paragraph-rsid="0162b126"/>
    </style:style>
    <style:style style:name="P26" style:family="paragraph" style:parent-style-name="Standard">
      <style:text-properties style:font-name="Liberation Sans" officeooo:rsid="00f02670" officeooo:paragraph-rsid="00f02670"/>
    </style:style>
    <style:style style:name="P27" style:family="paragraph" style:parent-style-name="Standard">
      <style:text-properties style:font-name="Liberation Sans" officeooo:rsid="01648928" officeooo:paragraph-rsid="01648928"/>
    </style:style>
    <style:style style:name="P28" style:family="paragraph" style:parent-style-name="Standard">
      <style:text-properties officeooo:paragraph-rsid="00f398a0"/>
    </style:style>
    <style:style style:name="P29" style:family="paragraph" style:parent-style-name="Standard">
      <style:text-properties officeooo:paragraph-rsid="00e188be"/>
    </style:style>
    <style:style style:name="P30" style:family="paragraph" style:parent-style-name="Standard">
      <style:text-properties officeooo:paragraph-rsid="011531c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0pt" style:font-size-asian="10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normal" officeooo:rsid="00fe4b43" officeooo:paragraph-rsid="00fe4b43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normal" officeooo:rsid="010e9310" officeooo:paragraph-rsid="010e9310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normal" officeooo:rsid="0124ebbd" officeooo:paragraph-rsid="00fe4b43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normal" officeooo:rsid="0128aaa4" officeooo:paragraph-rsid="0128aaa4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normal" officeooo:rsid="01364964" officeooo:paragraph-rsid="0136496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normal" officeooo:rsid="01364964" officeooo:paragraph-rsid="0138f8b4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normal" officeooo:rsid="0138f8b4" officeooo:paragraph-rsid="0138f8b4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font-name="Liberation Sans" fo:font-size="12pt" fo:font-weight="bold" officeooo:rsid="0128aaa4" officeooo:paragraph-rsid="0128aaa4" fo:background-color="transparent" style:font-size-asian="12pt" style:font-weight-asian="bold" style:font-size-complex="12pt" style:font-weight-complex="bold"/>
    </style:style>
    <style:style style:name="P40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use-window-font-color="true" style:font-name="Liberation Sans" fo:font-size="12pt" fo:font-weight="normal" officeooo:rsid="00fe4b43" officeooo:paragraph-rsid="00fe4b43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 fo:break-before="page"/>
      <style:text-properties style:use-window-font-color="true" style:font-name="Liberation Sans" fo:font-size="12pt" fo:font-weight="normal" officeooo:rsid="01364964" officeooo:paragraph-rsid="01364964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5in" fo:margin-right="0in" fo:text-indent="0in" style:auto-text-indent="false"/>
      <style:text-properties style:use-window-font-color="true" style:font-name="Liberation Sans" fo:font-weight="normal" officeooo:rsid="00dd959e" officeooo:paragraph-rsid="00dd959e" fo:background-color="transparent" style:font-weight-asian="normal" style:font-weight-complex="normal"/>
    </style:style>
    <style:style style:name="P43" style:family="paragraph" style:parent-style-name="Standard">
      <style:paragraph-properties fo:margin-left="0.5in" fo:margin-right="0in" fo:text-indent="0in" style:auto-text-indent="false"/>
      <style:text-properties style:use-window-font-color="true" style:font-name="Liberation Sans" fo:font-weight="normal" officeooo:rsid="00ed4d64" officeooo:paragraph-rsid="00ed4d64" fo:background-color="transparent" style:font-weight-asian="normal" style:font-weight-complex="normal"/>
    </style:style>
    <style:style style:name="P44" style:family="paragraph" style:parent-style-name="Standard">
      <style:paragraph-properties fo:margin-left="0.5in" fo:margin-right="0in" fo:text-indent="0in" style:auto-text-indent="false"/>
      <style:text-properties style:use-window-font-color="true" style:font-name="Liberation Sans" fo:font-weight="normal" officeooo:rsid="013ca931" officeooo:paragraph-rsid="01499b86" fo:background-color="transparent" style:font-weight-asian="normal" style:font-weight-complex="normal"/>
    </style:style>
    <style:style style:name="P45" style:family="paragraph" style:parent-style-name="Standard">
      <style:paragraph-properties fo:margin-left="0.5in" fo:margin-right="0in" fo:text-indent="0in" style:auto-text-indent="false"/>
      <style:text-properties style:use-window-font-color="true" style:font-name="Courier 10 Pitch" fo:font-size="10pt" fo:font-weight="normal" officeooo:rsid="00f91f95" officeooo:paragraph-rsid="00f91f95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4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13043dd"/>
    </style:style>
    <style:style style:name="P4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14bed0f"/>
    </style:style>
    <style:style style:name="P4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14cb59a"/>
    </style:style>
    <style:style style:name="P5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1536cfc"/>
    </style:style>
    <style:style style:name="P51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e6af98" officeooo:paragraph-rsid="00e6af98" style:font-size-asian="10pt" style:font-size-complex="10pt"/>
    </style:style>
    <style:style style:name="P52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e6af98" officeooo:paragraph-rsid="00e75709" style:font-size-asian="10pt" style:font-size-complex="10pt"/>
    </style:style>
    <style:style style:name="P53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1000531" officeooo:paragraph-rsid="01000531" style:font-size-asian="10pt" style:font-size-complex="10pt"/>
    </style:style>
    <style:style style:name="P5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5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Monospace" fo:font-size="10pt" officeooo:paragraph-rsid="0128aaa4" style:font-size-asian="10pt"/>
    </style:style>
    <style:style style:name="P56" style:family="paragraph" style:parent-style-name="Standard">
      <style:paragraph-properties fo:margin-left="0.5in" fo:margin-right="0in" fo:text-indent="0in" style:auto-text-indent="false"/>
      <style:text-properties officeooo:paragraph-rsid="00dd959e"/>
    </style:style>
    <style:style style:name="P5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5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808080" style:font-name="Monospace" fo:font-size="10pt" style:font-size-asian="10pt"/>
    </style:style>
    <style:style style:name="P5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80" style:font-name="Monospace" fo:font-size="10pt" style:font-size-asian="10pt"/>
    </style:style>
    <style:style style:name="P6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3c3c3c" style:font-name="Monospace" fo:font-size="10pt" style:font-size-asian="10pt"/>
    </style:style>
    <style:style style:name="P61" style:family="paragraph" style:parent-style-name="Standard">
      <style:paragraph-properties fo:margin-left="0.5in" fo:margin-right="0in" fo:text-indent="0in" style:auto-text-indent="false" fo:background-color="#ffffcc">
        <style:background-image/>
      </style:paragraph-properties>
      <style:text-properties style:use-window-font-color="true" style:font-name="Liberation Mono" fo:font-size="9pt" fo:font-weight="normal" officeooo:rsid="010376de" officeooo:paragraph-rsid="010376de" fo:background-color="transparent" style:font-size-asian="9pt" style:font-weight-asian="normal" style:font-size-complex="9pt" style:font-weight-complex="normal"/>
    </style:style>
    <style:style style:name="P62" style:family="paragraph" style:parent-style-name="Standard">
      <style:paragraph-properties fo:margin-left="0.5in" fo:margin-right="0in" fo:text-indent="0in" style:auto-text-indent="false" fo:background-color="#ffffcc">
        <style:background-image/>
      </style:paragraph-properties>
      <style:text-properties style:use-window-font-color="true" style:font-name="Liberation Mono" fo:font-size="9pt" fo:font-weight="normal" officeooo:rsid="016af1fb" officeooo:paragraph-rsid="016af1fb" fo:background-color="transparent" style:font-size-asian="9pt" style:font-weight-asian="normal" style:font-size-complex="9pt" style:font-weight-complex="normal"/>
    </style:style>
    <style:style style:name="P63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paragraph-rsid="010def69"/>
    </style:style>
    <style:style style:name="P64" style:family="paragraph" style:parent-style-name="Standard">
      <style:paragraph-properties fo:break-before="page"/>
      <style:text-properties style:use-window-font-color="true" style:font-name="Liberation Sans" fo:font-weight="bold" officeooo:rsid="00f02670" officeooo:paragraph-rsid="00f02670" fo:background-color="transparent" style:font-weight-asian="bold" style:font-weight-complex="bold"/>
    </style:style>
    <style:style style:name="P65" style:family="paragraph" style:parent-style-name="Standard">
      <style:paragraph-properties fo:break-before="page"/>
      <style:text-properties style:use-window-font-color="true" style:font-name="Liberation Sans" fo:font-weight="bold" officeooo:rsid="014414d8" officeooo:paragraph-rsid="014414d8" fo:background-color="transparent" style:font-weight-asian="bold" style:font-weight-complex="bold"/>
    </style:style>
    <style:style style:name="P66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use-window-font-color="true" style:font-name="Courier 10 Pitch" fo:font-size="10pt" fo:font-weight="normal" officeooo:rsid="00fd5987" officeooo:paragraph-rsid="00fd5987" fo:background-color="transparent" style:font-size-asian="10pt" style:font-weight-asian="normal" style:font-size-complex="10pt" style:font-weight-complex="normal"/>
    </style:style>
    <style:style style:name="P6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use-window-font-color="true" style:font-name="Courier 10 Pitch" fo:font-size="10pt" fo:font-weight="normal" officeooo:rsid="01364964" officeooo:paragraph-rsid="01364964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0fd5987" officeooo:paragraph-rsid="00fd5987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0fd5987" officeooo:paragraph-rsid="00fe4b43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0fd5987" officeooo:paragraph-rsid="012a069a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0fe4b43" officeooo:paragraph-rsid="00fe4b43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1364964" officeooo:paragraph-rsid="01364964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1364964" officeooo:paragraph-rsid="014f1341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12a069a" officeooo:paragraph-rsid="012a069a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left="0.25in" fo:margin-right="0in" fo:text-indent="0in" style:auto-text-indent="false"/>
      <style:text-properties style:use-window-font-color="true" style:font-name="Courier 10 Pitch" fo:font-size="10pt" fo:font-weight="normal" officeooo:rsid="014f1341" officeooo:paragraph-rsid="014f1341" fo:background-color="transparent" style:font-size-asian="10pt" style:font-weight-asian="normal" style:font-size-complex="10pt" style:font-weight-complex="normal"/>
    </style:style>
    <style:style style:name="P76" style:family="paragraph" style:parent-style-name="Standard" style:master-page-name="">
      <style:paragraph-properties fo:margin-left="0.75in" fo:margin-right="0in" fo:text-indent="0in" style:auto-text-indent="false" style:page-number="auto"/>
      <style:text-properties style:use-window-font-color="true" style:font-name="Courier 10 Pitch" fo:font-size="10pt" fo:font-weight="normal" officeooo:rsid="0115c673" officeooo:paragraph-rsid="01198907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.75in" fo:margin-right="0in" fo:text-indent="0in" style:auto-text-indent="false"/>
      <style:text-properties style:use-window-font-color="true" style:font-name="Courier 10 Pitch" fo:font-size="10pt" fo:font-weight="normal" officeooo:rsid="0115c673" officeooo:paragraph-rsid="01198907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left="0.75in" fo:margin-right="0in" fo:text-indent="0in" style:auto-text-indent="false"/>
      <style:text-properties style:use-window-font-color="true" style:font-name="Courier 10 Pitch" fo:font-size="10pt" fo:font-weight="normal" officeooo:rsid="0115c673" officeooo:paragraph-rsid="015c2753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left="1in" fo:margin-right="0in" fo:text-indent="-0.25in" style:auto-text-indent="false"/>
      <style:text-properties style:use-window-font-color="true" style:font-name="Courier 10 Pitch" fo:font-size="10pt" fo:font-weight="normal" officeooo:rsid="0115c673" officeooo:paragraph-rsid="0115c673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1in" fo:margin-right="0in" fo:text-indent="-0.25in" style:auto-text-indent="false"/>
      <style:text-properties style:use-window-font-color="true" style:font-name="Courier 10 Pitch" fo:font-size="10pt" fo:font-weight="normal" officeooo:rsid="012bfa4b" officeooo:paragraph-rsid="012bfa4b" fo:background-color="transparent" style:font-size-asian="10pt" style:font-weight-asian="normal" style:font-size-complex="10pt" style:font-weight-complex="normal"/>
    </style:style>
    <style:style style:name="P81" style:family="paragraph" style:parent-style-name="Standard" style:list-style-name="L1">
      <style:text-properties officeooo:paragraph-rsid="00f398a0"/>
    </style:style>
    <style:style style:name="P82" style:family="paragraph" style:parent-style-name="Standard" style:list-style-name="L1">
      <style:text-properties officeooo:paragraph-rsid="00e1549f"/>
    </style:style>
    <style:style style:name="P83" style:family="paragraph" style:parent-style-name="Standard" style:list-style-name="L3">
      <style:text-properties officeooo:paragraph-rsid="00ed4d64"/>
    </style:style>
    <style:style style:name="P84" style:family="paragraph" style:parent-style-name="Standard" style:list-style-name="L4">
      <style:text-properties style:use-window-font-color="true" style:font-name="Liberation Sans" fo:font-weight="normal" officeooo:rsid="010376de" officeooo:paragraph-rsid="010def69" fo:background-color="transparent" style:font-weight-asian="normal" style:font-weight-complex="normal"/>
    </style:style>
    <style:style style:name="P85" style:family="paragraph" style:parent-style-name="Standard" style:list-style-name="L5">
      <style:text-properties style:use-window-font-color="true" style:font-name="Courier 10 Pitch" fo:font-size="10pt" fo:font-weight="normal" officeooo:rsid="01000531" officeooo:paragraph-rsid="010e9310" fo:background-color="transparent" style:font-size-asian="10pt" style:font-weight-asian="normal" style:font-size-complex="10pt" style:font-weight-complex="normal"/>
    </style:style>
    <style:style style:name="P86" style:family="paragraph" style:parent-style-name="Standard" style:list-style-name="L2">
      <style:paragraph-properties fo:break-before="page"/>
      <style:text-properties officeooo:paragraph-rsid="00e188be"/>
    </style:style>
    <style:style style:name="P87" style:family="paragraph" style:parent-style-name="Standard" style:list-style-name="L3">
      <style:paragraph-properties fo:break-before="page"/>
      <style:text-properties officeooo:paragraph-rsid="00ed4d64"/>
    </style:style>
    <style:style style:name="P88" style:family="paragraph" style:parent-style-name="Standard" style:list-style-name="L4">
      <style:paragraph-properties fo:break-before="page"/>
      <style:text-properties officeooo:paragraph-rsid="010def69"/>
    </style:style>
    <style:style style:name="T1" style:family="text">
      <style:text-properties fo:color="#3c3c3c" style:font-name="Monospace" fo:font-size="10pt" style:font-size-asian="10pt"/>
    </style:style>
    <style:style style:name="T2" style:family="text">
      <style:text-properties fo:color="#3c3c3c" style:font-name="Monospace" fo:font-size="10pt" style:text-underline-style="none" style:font-size-asian="10pt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3f7f7f" style:font-name="Monospace" fo:font-size="10pt" style:font-size-asian="10pt"/>
    </style:style>
    <style:style style:name="T5" style:family="text">
      <style:text-properties fo:color="#3f7f7f" style:font-name="Monospace" fo:font-size="10pt" style:text-underline-style="none" style:font-size-asian="10pt"/>
    </style:style>
    <style:style style:name="T6" style:family="text">
      <style:text-properties fo:color="#7f007f" style:font-name="Monospace" fo:font-size="10pt" style:font-size-asian="10pt"/>
    </style:style>
    <style:style style:name="T7" style:family="text">
      <style:text-properties fo:color="#2a00ff" style:font-name="Monospace" fo:font-size="10pt" officeooo:rsid="00e1549f" style:font-size-asian="10pt"/>
    </style:style>
    <style:style style:name="T8" style:family="text">
      <style:text-properties fo:color="#2a00ff" style:font-name="Monospace" fo:font-size="10pt" officeooo:rsid="00faed83" style:font-size-asian="10pt"/>
    </style:style>
    <style:style style:name="T9" style:family="text">
      <style:text-properties fo:color="#2a00ff" style:font-name="Monospace" fo:font-size="10pt" officeooo:rsid="014cb59a" style:font-size-asian="10pt"/>
    </style:style>
    <style:style style:name="T10" style:family="text">
      <style:text-properties fo:color="#2a00ff" style:font-name="Monospace" fo:font-size="10pt" style:text-underline-style="none" style:font-size-asian="10pt"/>
    </style:style>
    <style:style style:name="T11" style:family="text">
      <style:text-properties fo:color="#2a00ff" style:font-name="Monospace" fo:font-size="10pt" style:text-underline-style="none" officeooo:rsid="00e1549f" style:font-size-asian="10pt"/>
    </style:style>
    <style:style style:name="T12" style:family="text">
      <style:text-properties fo:color="#2a00ff" style:font-name="Monospace" fo:font-size="10pt" style:text-underline-style="none" officeooo:rsid="014bed0f" style:font-size-asian="10pt"/>
    </style:style>
    <style:style style:name="T13" style:family="text">
      <style:text-properties fo:color="#2a00ff" style:font-name="Monospace" fo:font-size="10pt" fo:font-style="italic" style:font-size-asian="10pt" style:font-style-asian="italic"/>
    </style:style>
    <style:style style:name="T14" style:family="text">
      <style:text-properties fo:color="#2a00ff" style:font-name="Monospace" fo:font-size="10pt" fo:font-style="italic" officeooo:rsid="012d580a" style:font-size-asian="10pt" style:font-style-asian="italic"/>
    </style:style>
    <style:style style:name="T15" style:family="text">
      <style:text-properties fo:color="#2a00ff" style:font-name="Monospace" fo:font-size="10pt" fo:font-style="italic" officeooo:rsid="015df922" style:font-size-asian="10pt" style:font-style-asian="italic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7f0055" style:font-name="Monospace" fo:font-size="10pt" fo:font-weight="bold" style:font-size-asian="10pt" style:font-weight-asian="bold"/>
    </style:style>
    <style:style style:name="T18" style:family="text">
      <style:text-properties fo:color="#4000c8" style:font-name="Monospace" fo:font-size="10pt" fo:font-weight="bold" style:font-size-asian="10pt" style:font-weight-asian="bold"/>
    </style:style>
    <style:style style:name="T19" style:family="text">
      <style:text-properties officeooo:rsid="00e3497f"/>
    </style:style>
    <style:style style:name="T2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 fo:font-weight="normal" officeooo:rsid="00f6bbc4" fo:background-color="transparent" loext:char-shading-value="0" style:font-weight-asian="normal" style:font-weight-complex="normal"/>
    </style:style>
    <style:style style:name="T22" style:family="text">
      <style:text-properties style:use-window-font-color="true" fo:font-weight="normal" officeooo:rsid="00f91f95" fo:background-color="transparent" loext:char-shading-value="0" style:font-weight-asian="normal" style:font-weight-complex="normal"/>
    </style:style>
    <style:style style:name="T23" style:family="text">
      <style:text-properties style:use-window-font-color="true" fo:font-weight="normal" officeooo:rsid="0101ba3b" fo:background-color="transparent" loext:char-shading-value="0" style:font-weight-asian="normal" style:font-weight-complex="normal"/>
    </style:style>
    <style:style style:name="T24" style:family="text">
      <style:text-properties style:use-window-font-color="true" style:font-name="Liberation Sans" fo:font-weight="normal" officeooo:rsid="00e181ef" fo:background-color="transparent" loext:char-shading-value="0" style:font-weight-asian="normal" style:font-weight-complex="normal"/>
    </style:style>
    <style:style style:name="T25" style:family="text">
      <style:text-properties style:use-window-font-color="true" style:font-name="Liberation Sans" fo:font-weight="normal" officeooo:rsid="00e1549f" fo:background-color="transparent" loext:char-shading-value="0" style:font-weight-asian="normal" style:font-weight-complex="normal"/>
    </style:style>
    <style:style style:name="T26" style:family="text">
      <style:text-properties style:use-window-font-color="true" style:font-name="Liberation Sans" fo:font-weight="normal" officeooo:rsid="00e188be" fo:background-color="transparent" loext:char-shading-value="0" style:font-weight-asian="normal" style:font-weight-complex="normal"/>
    </style:style>
    <style:style style:name="T27" style:family="text">
      <style:text-properties style:use-window-font-color="true" style:font-name="Liberation Sans" fo:font-weight="normal" officeooo:rsid="00ea9c8f" fo:background-color="transparent" loext:char-shading-value="0" style:font-weight-asian="normal" style:font-weight-complex="normal"/>
    </style:style>
    <style:style style:name="T28" style:family="text">
      <style:text-properties style:use-window-font-color="true" style:font-name="Liberation Sans" fo:font-weight="normal" officeooo:rsid="00ed4d64" fo:background-color="transparent" loext:char-shading-value="0" style:font-weight-asian="normal" style:font-weight-complex="normal"/>
    </style:style>
    <style:style style:name="T29" style:family="text">
      <style:text-properties style:use-window-font-color="true" style:font-name="Liberation Sans" fo:font-weight="normal" officeooo:rsid="00f398a0" fo:background-color="transparent" loext:char-shading-value="0" style:font-weight-asian="normal" style:font-weight-complex="normal"/>
    </style:style>
    <style:style style:name="T30" style:family="text">
      <style:text-properties style:use-window-font-color="true" style:font-name="Liberation Sans" fo:font-weight="normal" officeooo:rsid="010376de" fo:background-color="transparent" loext:char-shading-value="0" style:font-weight-asian="normal" style:font-weight-complex="normal"/>
    </style:style>
    <style:style style:name="T31" style:family="text">
      <style:text-properties style:use-window-font-color="true" style:font-name="Liberation Sans" fo:font-weight="normal" officeooo:rsid="010aea04" fo:background-color="transparent" loext:char-shading-value="0" style:font-weight-asian="normal" style:font-weight-complex="normal"/>
    </style:style>
    <style:style style:name="T32" style:family="text">
      <style:text-properties style:use-window-font-color="true" style:font-name="Liberation Sans" fo:font-weight="normal" officeooo:rsid="010ce37e" fo:background-color="transparent" loext:char-shading-value="0" style:font-weight-asian="normal" style:font-weight-complex="normal"/>
    </style:style>
    <style:style style:name="T33" style:family="text">
      <style:text-properties style:use-window-font-color="true" style:font-name="Liberation Sans" fo:font-weight="normal" officeooo:rsid="010def69" fo:background-color="transparent" loext:char-shading-value="0" style:font-weight-asian="normal" style:font-weight-complex="normal"/>
    </style:style>
    <style:style style:name="T34" style:family="text">
      <style:text-properties style:use-window-font-color="true" style:font-name="Liberation Sans" fo:font-size="12pt" fo:font-weight="normal" officeooo:rsid="01128aba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style:use-window-font-color="true" style:font-name="Courier 10 Pitch" fo:font-size="10pt" fo:font-weight="normal" officeooo:rsid="01128aba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style:use-window-font-color="true" style:font-name="Courier 10 Pitch" fo:font-size="10pt" fo:font-weight="normal" officeooo:rsid="012f2e3e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style:use-window-font-color="true" style:font-name="Courier 10 Pitch" fo:font-size="10pt" fo:font-weight="normal" officeooo:rsid="010376de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style:font-name="Courier 10 Pitch" fo:font-size="10pt" style:font-size-asian="10pt" style:font-size-complex="10pt"/>
    </style:style>
    <style:style style:name="T39" style:family="text">
      <style:text-properties style:font-name="Courier 10 Pitch" fo:font-size="10pt" officeooo:rsid="0134b287" style:font-size-asian="10pt" style:font-size-complex="10pt"/>
    </style:style>
    <style:style style:name="T40" style:family="text">
      <style:text-properties style:font-name="Courier 10 Pitch" fo:font-size="10pt" officeooo:rsid="016e46de" style:font-size-asian="10pt" style:font-size-complex="10pt"/>
    </style:style>
    <style:style style:name="T41" style:family="text">
      <style:text-properties style:font-name="Monospace" fo:font-size="10pt" style:font-size-asian="10pt"/>
    </style:style>
    <style:style style:name="T42" style:family="text">
      <style:text-properties fo:color="#808080" style:font-name="Monospace" fo:font-size="10pt" style:font-size-asian="10pt"/>
    </style:style>
    <style:style style:name="T43" style:family="text">
      <style:text-properties fo:color="#3f7f5f" style:font-name="Monospace" fo:font-size="10pt" style:font-size-asian="10pt"/>
    </style:style>
    <style:style style:name="T44" style:family="text">
      <style:text-properties officeooo:rsid="00f398a0"/>
    </style:style>
    <style:style style:name="T45" style:family="text">
      <style:text-properties officeooo:rsid="00f53d54"/>
    </style:style>
    <style:style style:name="T46" style:family="text">
      <style:text-properties fo:color="#000080" style:font-name="Monospace" fo:font-size="10pt" style:font-size-asian="10pt"/>
    </style:style>
    <style:style style:name="T47" style:family="text">
      <style:text-properties fo:color="#008000" style:font-name="Monospace" fo:font-size="10pt" style:font-size-asian="10pt"/>
    </style:style>
    <style:style style:name="T48" style:family="text">
      <style:text-properties officeooo:rsid="01000531"/>
    </style:style>
    <style:style style:name="T49" style:family="text">
      <style:text-properties officeooo:rsid="010e9310"/>
    </style:style>
    <style:style style:name="T50" style:family="text">
      <style:text-properties officeooo:rsid="010ff77d"/>
    </style:style>
    <style:style style:name="T51" style:family="text">
      <style:text-properties officeooo:rsid="0110943c"/>
    </style:style>
    <style:style style:name="T52" style:family="text">
      <style:text-properties officeooo:rsid="01198907"/>
    </style:style>
    <style:style style:name="T53" style:family="text">
      <style:text-properties officeooo:rsid="011b6585"/>
    </style:style>
    <style:style style:name="T54" style:family="text">
      <style:text-properties officeooo:rsid="011d1449"/>
    </style:style>
    <style:style style:name="T55" style:family="text">
      <style:text-properties officeooo:rsid="0124329a"/>
    </style:style>
    <style:style style:name="T56" style:family="text">
      <style:text-properties officeooo:rsid="012a069a"/>
    </style:style>
    <style:style style:name="T57" style:family="text">
      <style:text-properties officeooo:rsid="012f2e3e"/>
    </style:style>
    <style:style style:name="T58" style:family="text">
      <style:text-properties officeooo:rsid="01346d76"/>
    </style:style>
    <style:style style:name="T59" style:family="text">
      <style:text-properties officeooo:rsid="013a9fe8"/>
    </style:style>
    <style:style style:name="T60" style:family="text">
      <style:text-properties officeooo:rsid="013e73e8"/>
    </style:style>
    <style:style style:name="T61" style:family="text">
      <style:text-properties officeooo:rsid="0145ff0d"/>
    </style:style>
    <style:style style:name="T62" style:family="text">
      <style:text-properties officeooo:rsid="014662d2"/>
    </style:style>
    <style:style style:name="T63" style:family="text">
      <style:text-properties officeooo:rsid="0147befd"/>
    </style:style>
    <style:style style:name="T64" style:family="text">
      <style:text-properties officeooo:rsid="014d7760"/>
    </style:style>
    <style:style style:name="T65" style:family="text">
      <style:text-properties officeooo:rsid="015588db"/>
    </style:style>
    <style:style style:name="T66" style:family="text">
      <style:text-properties officeooo:rsid="015c2753"/>
    </style:style>
    <style:style style:name="T67" style:family="text">
      <style:text-properties officeooo:rsid="015e5ae3"/>
    </style:style>
    <style:style style:name="T68" style:family="text">
      <style:text-properties officeooo:rsid="015f5115"/>
    </style:style>
    <style:style style:name="T69" style:family="text">
      <style:text-properties officeooo:rsid="0160bfde"/>
    </style:style>
    <style:style style:name="T70" style:family="text">
      <style:text-properties officeooo:rsid="01632b86"/>
    </style:style>
    <style:style style:name="T71" style:family="text">
      <style:text-properties officeooo:rsid="00f02670"/>
    </style:style>
    <style:style style:name="T72" style:family="text">
      <style:text-properties officeooo:rsid="0168ef54"/>
    </style:style>
    <style:style style:name="T73" style:family="text">
      <style:text-properties officeooo:rsid="016cd139"/>
    </style:style>
    <style:style style:name="T74" style:family="text">
      <style:text-properties fo:font-weight="bold" officeooo:rsid="013a9fe8" style:font-weight-asian="bold" style:font-weight-complex="bold"/>
    </style:style>
    <style:style style:name="T75" style:family="text">
      <style:text-properties officeooo:rsid="016d9496"/>
    </style:style>
    <style:style style:name="T76" style:family="text">
      <style:text-properties officeooo:rsid="016e46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Quick Start</text:p>
      <text:p text:style-name="P21"/>
      <text:p text:style-name="P24">This example runs the DAO Generator (EmpusaMB) and then runs a short example program that <text:span text:style-name="T64">uses the DAOs</text:span>. <text:span text:style-name="T71">The DAO generator uses Apache Ant to run.</text:span></text:p>
      <text:p text:style-name="P26"/>
      <text:p text:style-name="P27">The full ready-to-run example with all its files is included in the <text:span text:style-name="T38">quick-start-example.zip</text:span> file.</text:p>
      <text:p text:style-name="P23"/>
      <text:p text:style-name="P25">This example is a standalone program that uses a “standalone data source”. With a few changes, this example can <text:span text:style-name="T70">use a full blown data source and </text:span>run on a web application server such as Tomcat, Weblogic, or WebSphere.</text:p>
      <text:p text:style-name="P25"/>
      <text:p text:style-name="P23">This example uses PostgreSQL database. <text:span text:style-name="T19">With minimal changes it can also run on Oracle, Sybase, MySQL, DB2, and HyperSQL databases.</text:span></text:p>
      <text:p text:style-name="P22"/>
      <text:p text:style-name="P20">Step 1 - Create the database schema</text:p>
      <text:p text:style-name="P18"/>
      <text:p text:style-name="P18">Create the database schema in your RDBMS with the tables and views, PKs, FKs, unique constraints, etc.</text:p>
      <text:p text:style-name="P17"/>
      <text:p text:style-name="P56"><text:span text:style-name="T17">create</text:span><text:span text:style-name="T1"> </text:span><text:span text:style-name="T17">table</text:span><text:span text:style-name="T1"> </text:span><text:span text:style-name="T16">account</text:span><text:span text:style-name="T1"> </text:span><text:span text:style-name="T16">(</text:span></text:p>
      <text:p text:style-name="P46"><text:span text:style-name="T1"><text:s text:c="2"/></text:span><text:span text:style-name="T16">id</text:span><text:span text:style-name="T1"> </text:span><text:span text:style-name="T16">serial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6">current_balance</text:span><text:span text:style-name="T1"> </text:span><text:span text:style-name="T18">integer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6">name</text:span><text:span text:style-name="T1"> </text:span><text:span text:style-name="T17">varchar</text:span><text:span text:style-name="T16">(100)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6">created_on</text:span><text:span text:style-name="T1"> </text:span><text:span text:style-name="T17">date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7">primary</text:span><text:span text:style-name="T1"> </text:span><text:span text:style-name="T17">key</text:span><text:span text:style-name="T1"> </text:span><text:span text:style-name="T16">(id)</text:span></text:p>
      <text:p text:style-name="P57">);</text:p>
      <text:p text:style-name="P54"/>
      <text:p text:style-name="P46"><text:span text:style-name="T17">create</text:span><text:span text:style-name="T1"> </text:span><text:span text:style-name="T17">table</text:span><text:span text:style-name="T1"> </text:span><text:span text:style-name="T16">transaction</text:span><text:span text:style-name="T1"> </text:span><text:span text:style-name="T16">(</text:span></text:p>
      <text:p text:style-name="P46"><text:span text:style-name="T1"><text:s text:c="2"/></text:span><text:span text:style-name="T16">id</text:span><text:span text:style-name="T1"> </text:span><text:span text:style-name="T16">serial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6">completed_at</text:span><text:span text:style-name="T1"> </text:span><text:span text:style-name="T17">date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6">amount</text:span><text:span text:style-name="T1"> </text:span><text:span text:style-name="T18">integer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6">account_id</text:span><text:span text:style-name="T1"> </text:span><text:span text:style-name="T18">integer</text:span><text:span text:style-name="T1"> </text:span><text:span text:style-name="T17">not</text:span><text:span text:style-name="T1"> </text:span><text:span text:style-name="T18">null</text:span><text:span text:style-name="T16">,</text:span></text:p>
      <text:p text:style-name="P46"><text:span text:style-name="T1"><text:s text:c="2"/></text:span><text:span text:style-name="T17">primary</text:span><text:span text:style-name="T1"> </text:span><text:span text:style-name="T17">key</text:span><text:span text:style-name="T1"> </text:span><text:span text:style-name="T16">(id),</text:span></text:p>
      <text:p text:style-name="P46"><text:span text:style-name="T1"><text:s text:c="2"/></text:span><text:span text:style-name="T17">constraint</text:span><text:span text:style-name="T1"> </text:span><text:span text:style-name="T16">fk_tx_account</text:span><text:span text:style-name="T1"> </text:span><text:span text:style-name="T17">foreign</text:span><text:span text:style-name="T1"> </text:span><text:span text:style-name="T17">key</text:span><text:span text:style-name="T1"> </text:span><text:span text:style-name="T16">(account_id)</text:span></text:p>
      <text:p text:style-name="P46"><text:span text:style-name="T1"><text:s text:c="4"/></text:span><text:span text:style-name="T17">references</text:span><text:span text:style-name="T1"> </text:span><text:span text:style-name="T16">account</text:span><text:span text:style-name="T1"> </text:span><text:span text:style-name="T16">(id)</text:span></text:p>
      <text:p text:style-name="P57">);</text:p>
      <text:p text:style-name="P54"/>
      <text:p text:style-name="P46"><text:span text:style-name="T17">create</text:span><text:span text:style-name="T1"> </text:span><text:span text:style-name="T17">view</text:span><text:span text:style-name="T1"> </text:span><text:span text:style-name="T16">account_debit</text:span><text:span text:style-name="T1"> </text:span><text:span text:style-name="T17">as</text:span><text:span text:style-name="T1"> </text:span></text:p>
      <text:p text:style-name="P46"><text:span text:style-name="T1"><text:s text:c="2"/></text:span><text:span text:style-name="T17">select</text:span><text:span text:style-name="T1"> </text:span><text:span text:style-name="T16">a.name,</text:span><text:span text:style-name="T1"> </text:span><text:span text:style-name="T16">t.*</text:span><text:span text:style-name="T1"> </text:span></text:p>
      <text:p text:style-name="P46"><text:span text:style-name="T1"><text:s text:c="4"/></text:span><text:span text:style-name="T17">from</text:span><text:span text:style-name="T1"> </text:span><text:span text:style-name="T16">transaction</text:span><text:span text:style-name="T1"> </text:span><text:span text:style-name="T16">t</text:span></text:p>
      <text:p text:style-name="P46"><text:span text:style-name="T1"><text:s text:c="4"/></text:span><text:span text:style-name="T17">join</text:span><text:span text:style-name="T1"> </text:span><text:span text:style-name="T16">account</text:span><text:span text:style-name="T1"> </text:span><text:span text:style-name="T16">a</text:span><text:span text:style-name="T1"> </text:span><text:span text:style-name="T17">on</text:span><text:span text:style-name="T1"> </text:span><text:span text:style-name="T16">t.account_id</text:span><text:span text:style-name="T1"> </text:span><text:span text:style-name="T16">=</text:span><text:span text:style-name="T1"> </text:span><text:span text:style-name="T16">a.id</text:span></text:p>
      <text:p text:style-name="P46"><text:span text:style-name="T1"><text:s text:c="4"/></text:span><text:span text:style-name="T17">where</text:span><text:span text:style-name="T1"> </text:span><text:span text:style-name="T16">t.amount</text:span><text:span text:style-name="T1"> </text:span><text:span text:style-name="T16">&lt;</text:span><text:span text:style-name="T1"> </text:span><text:span text:style-name="T16">0;</text:span></text:p>
      <text:p text:style-name="P31"/>
      <text:p text:style-name="P15">Step 2 - Get the all the libraries</text:p>
      <text:p text:style-name="P18"/>
      <text:p text:style-name="P18"><text:span text:style-name="T20">Download the </text:span><text:span text:style-name="T23">MyBatis, </text:span><text:span text:style-name="T20">EmpusaMB </text:span><text:span text:style-name="T23">and JDBC driver </text:span><text:span text:style-name="T20">libraries into </text:span><text:span text:style-name="T21">the home dir of </text:span><text:span text:style-name="T20">your project</text:span><text:span text:style-name="T22">:</text:span></text:p>
      <text:p text:style-name="P10"/>
      <text:p text:style-name="P53">mybatis-3.3.0-jar</text:p>
      <text:p text:style-name="P51"><text:span text:style-name="T20">empusa-mybatis-</text:span><text:span text:style-name="T22">2.3</text:span><text:span text:style-name="T20">-runtime.jar</text:span></text:p>
      <text:p text:style-name="P52"><text:span text:style-name="T20">empusa-mybatis-</text:span><text:span text:style-name="T22">2.3</text:span><text:span text:style-name="T20">.jar</text:span></text:p>
      <text:p text:style-name="P45">postgresql-9.4-1205.jdbc4.jar</text:p>
      <text:p text:style-name="P9"/>
      <text:p text:style-name="P65">Step 3 - Add the configuration files</text:p>
      <text:p text:style-name="P3"/>
      <text:p text:style-name="P3"><text:span text:style-name="T44">Add </text:span>the following files <text:span text:style-name="T44">in the home dir of your project</text:span>:</text:p>
      <text:p text:style-name="P2"/>
      <text:list xml:id="list1797452022702900128" text:style-name="L1">
        <text:list-item>
          <text:p text:style-name="P81"><text:span text:style-name="T24">File 1 - </text:span><text:span text:style-name="T36">build.xml</text:span><text:span text:style-name="T25">:</text:span></text:p>
        </text:list-item>
      </text:list>
      <text:p text:style-name="P28"/>
      <text:p text:style-name="P58">&lt;?xml version="1.0"?&gt;</text:p>
      <text:p text:style-name="P46"><text:span text:style-name="T46">&lt;project</text:span><text:span text:style-name="T1"> </text:span><text:span text:style-name="T46">name=</text:span><text:span text:style-name="T47">"dao-generator"</text:span><text:span text:style-name="T1"> </text:span><text:span text:style-name="T46">basedir=</text:span><text:span text:style-name="T47">"."</text:span><text:span text:style-name="T46">&gt;</text:span></text:p>
      <text:p text:style-name="P54"/>
      <text:p text:style-name="P46"><text:span text:style-name="T1"><text:s text:c="2"/></text:span><text:span text:style-name="T46">&lt;property</text:span><text:span text:style-name="T1"> </text:span><text:span text:style-name="T46">name=</text:span><text:span text:style-name="T47">"daos.base.dir"</text:span><text:span text:style-name="T1"> </text:span><text:span text:style-name="T46">value=</text:span><text:span text:style-name="T47">"src/main/java/com/company/daos"</text:span><text:span text:style-name="T1"> </text:span><text:span text:style-name="T46">/&gt;</text:span></text:p>
      <text:p text:style-name="P46"><text:span text:style-name="T1"><text:s text:c="2"/></text:span><text:span text:style-name="T46">&lt;property</text:span><text:span text:style-name="T1"> </text:span><text:span text:style-name="T46">name=</text:span><text:span text:style-name="T47">"mappers.base.dir"</text:span><text:span text:style-name="T1"> </text:span><text:span text:style-name="T46">value=</text:span><text:span text:style-name="T47">"src/mybatis/mappers"</text:span><text:span text:style-name="T1"> </text:span><text:span text:style-name="T46">/&gt;</text:span></text:p>
      <text:p text:style-name="P54"/>
      <text:p text:style-name="P46"><text:span text:style-name="T1"><text:s text:c="2"/></text:span><text:span text:style-name="T46">&lt;target</text:span><text:span text:style-name="T1"> </text:span><text:span text:style-name="T46">name=</text:span><text:span text:style-name="T47">"-init"</text:span><text:span text:style-name="T46">&gt;</text:span></text:p>
      <text:p text:style-name="P46"><text:span text:style-name="T1"><text:s text:c="4"/></text:span><text:span text:style-name="T46">&lt;loadproperties</text:span><text:span text:style-name="T1"> </text:span><text:span text:style-name="T46">srcfile=</text:span><text:span text:style-name="T47">"database.properties"</text:span><text:span text:style-name="T1"> </text:span><text:span text:style-name="T46">/&gt;</text:span></text:p>
      <text:p text:style-name="P46"><text:span text:style-name="T1"><text:s text:c="4"/></text:span><text:span text:style-name="T46">&lt;mkdir</text:span><text:span text:style-name="T1"> </text:span><text:span text:style-name="T46">dir=</text:span><text:span text:style-name="T47">"${daos.base.dir}/primitives"</text:span><text:span text:style-name="T1"> </text:span><text:span text:style-name="T46">/&gt;</text:span></text:p>
      <text:p text:style-name="P46"><text:span text:style-name="T1"><text:s text:c="4"/></text:span><text:span text:style-name="T46">&lt;mkdir</text:span><text:span text:style-name="T1"> </text:span><text:span text:style-name="T46">dir=</text:span><text:span text:style-name="T47">"${mappers.base.dir}/primitives"</text:span><text:span text:style-name="T1"> </text:span><text:span text:style-name="T46">/&gt;</text:span></text:p>
      <text:p text:style-name="P46"><text:span text:style-name="T1"><text:s text:c="2"/></text:span><text:span text:style-name="T46">&lt;/target&gt;</text:span></text:p>
      <text:p text:style-name="P54"/>
      <text:p text:style-name="P46"><text:span text:style-name="T1"><text:s text:c="2"/></text:span><text:span text:style-name="T46">&lt;target</text:span><text:span text:style-name="T1"> </text:span><text:span text:style-name="T46">name=</text:span><text:span text:style-name="T47">"generate-daos"</text:span><text:span text:style-name="T1"> </text:span><text:span text:style-name="T46">depends=</text:span><text:span text:style-name="T47">"-init"</text:span><text:span text:style-name="T46">&gt;</text:span></text:p>
      <text:p text:style-name="P46"><text:span text:style-name="T1"><text:s text:c="4"/></text:span><text:span text:style-name="T46">&lt;delete</text:span><text:span text:style-name="T1"> </text:span><text:span text:style-name="T46">includeemptydirs=</text:span><text:span text:style-name="T47">"true"</text:span><text:span text:style-name="T46">&gt;</text:span></text:p>
      <text:p text:style-name="P46"><text:span text:style-name="T1"><text:s text:c="6"/></text:span><text:span text:style-name="T46">&lt;fileset</text:span><text:span text:style-name="T1"> </text:span><text:span text:style-name="T46">dir=</text:span><text:span text:style-name="T47">"${daos.base.dir}"</text:span><text:span text:style-name="T1"> </text:span><text:span text:style-name="T46">includes=</text:span><text:span text:style-name="T47">"**/*"</text:span><text:span text:style-name="T1"> </text:span><text:span text:style-name="T46">/&gt;</text:span></text:p>
      <text:p text:style-name="P46"><text:span text:style-name="T1"><text:s text:c="6"/></text:span><text:span text:style-name="T46">&lt;fileset</text:span><text:span text:style-name="T1"> </text:span><text:span text:style-name="T46">dir=</text:span><text:span text:style-name="T47">"${mappers.base.dir}"</text:span><text:span text:style-name="T1"> </text:span><text:span text:style-name="T46">includes=</text:span><text:span text:style-name="T47">"**/*"</text:span><text:span text:style-name="T1"> </text:span><text:span text:style-name="T46">/&gt;</text:span></text:p>
      <text:p text:style-name="P46"><text:span text:style-name="T1"><text:s text:c="4"/></text:span><text:span text:style-name="T46">&lt;/delete&gt;</text:span></text:p>
      <text:p text:style-name="P46"><text:span text:style-name="T1"><text:s text:c="4"/></text:span><text:span text:style-name="T46">&lt;antcall</text:span><text:span text:style-name="T1"> </text:span><text:span text:style-name="T46">target=</text:span><text:span text:style-name="T47">"-init"</text:span><text:span text:style-name="T1"> </text:span><text:span text:style-name="T46">/&gt;</text:span></text:p>
      <text:p text:style-name="P46"><text:span text:style-name="T1"><text:s text:c="4"/></text:span><text:span text:style-name="T46">&lt;taskdef</text:span><text:span text:style-name="T1"> </text:span><text:span text:style-name="T46">name=</text:span><text:span text:style-name="T47">"empusamb"</text:span><text:span text:style-name="T1"> </text:span><text:span text:style-name="T46">classname=</text:span></text:p>
      <text:p text:style-name="P50"><text:span text:style-name="T1"><text:s text:c="8"/></text:span><text:span text:style-name="T47">"org.nocrala.tools.persistence.empusamb.ant.EmpusaMbAntTask"</text:span><text:span text:style-name="T46">&gt;</text:span></text:p>
      <text:p text:style-name="P46"><text:span text:style-name="T1"><text:s text:c="6"/></text:span><text:span text:style-name="T46">&lt;classpath&gt;</text:span></text:p>
      <text:p text:style-name="P46"><text:span text:style-name="T1"><text:s text:c="8"/></text:span><text:span text:style-name="T46">&lt;pathelement</text:span><text:span text:style-name="T1"> </text:span><text:span text:style-name="T46">location=</text:span><text:span text:style-name="T47">"empusa-mybatis-2.3.jar"</text:span><text:span text:style-name="T1"> </text:span><text:span text:style-name="T46">/&gt;</text:span></text:p>
      <text:p text:style-name="P46"><text:span text:style-name="T1"><text:s text:c="8"/></text:span><text:span text:style-name="T46">&lt;pathelement</text:span><text:span text:style-name="T1"> </text:span><text:span text:style-name="T46">location=</text:span><text:span text:style-name="T47">"${driverclasspath}"</text:span><text:span text:style-name="T1"> </text:span><text:span text:style-name="T46">/&gt;</text:span></text:p>
      <text:p text:style-name="P46"><text:span text:style-name="T1"><text:s text:c="6"/></text:span><text:span text:style-name="T46">&lt;/classpath&gt;</text:span></text:p>
      <text:p text:style-name="P46"><text:span text:style-name="T1"><text:s text:c="4"/></text:span><text:span text:style-name="T46">&lt;/taskdef&gt;</text:span></text:p>
      <text:p text:style-name="P46"><text:span text:style-name="T1"><text:s text:c="4"/></text:span><text:span text:style-name="T46">&lt;empusamb</text:span><text:span text:style-name="T1"> </text:span><text:span text:style-name="T46">driver=</text:span><text:span text:style-name="T47">"${driverclass}"</text:span></text:p>
      <text:p text:style-name="P46"><text:span text:style-name="T1"><text:s text:c="14"/></text:span><text:span text:style-name="T46">url=</text:span><text:span text:style-name="T47">"${url}"</text:span></text:p>
      <text:p text:style-name="P46"><text:span text:style-name="T1"><text:s text:c="14"/></text:span><text:span text:style-name="T46">userid=</text:span><text:span text:style-name="T47">"${username}"</text:span></text:p>
      <text:p text:style-name="P46"><text:span text:style-name="T1"><text:s text:c="14"/></text:span><text:span text:style-name="T46">password=</text:span><text:span text:style-name="T47">"${password}"</text:span></text:p>
      <text:p text:style-name="P46"><text:span text:style-name="T1"><text:s text:c="14"/></text:span><text:span text:style-name="T46">division=</text:span><text:span text:style-name="T47">"${division}"</text:span></text:p>
      <text:p text:style-name="P46"><text:span text:style-name="T1"><text:s text:c="14"/></text:span><text:span text:style-name="T46">configfile=</text:span><text:span text:style-name="T47">"dao-config.xml"</text:span></text:p>
      <text:p text:style-name="P46"><text:span text:style-name="T1"><text:s text:c="14"/></text:span><text:span text:style-name="T46">display=</text:span><text:span text:style-name="T47">"list"</text:span><text:span text:style-name="T1"> </text:span><text:span text:style-name="T46">/&gt;</text:span></text:p>
      <text:p text:style-name="P46"><text:span text:style-name="T1"><text:s text:c="2"/></text:span><text:span text:style-name="T46">&lt;/target&gt;</text:span></text:p>
      <text:p text:style-name="P54"/>
      <text:p text:style-name="P46"><text:span text:style-name="T1"><text:s text:c="2"/></text:span><text:span text:style-name="T46">&lt;target</text:span><text:span text:style-name="T1"> </text:span><text:span text:style-name="T46">name=</text:span><text:span text:style-name="T47">"run-example1"</text:span><text:span text:style-name="T1"> </text:span><text:span text:style-name="T46">depends=</text:span><text:span text:style-name="T47">"-init"</text:span><text:span text:style-name="T46">&gt;</text:span></text:p>
      <text:p text:style-name="P46"><text:span text:style-name="T1"><text:s text:c="4"/></text:span><text:span text:style-name="T46">&lt;mkdir</text:span><text:span text:style-name="T1"> </text:span><text:span text:style-name="T46">dir=</text:span><text:span text:style-name="T47">"build"</text:span><text:span text:style-name="T1"> </text:span><text:span text:style-name="T46">/&gt;</text:span></text:p>
      <text:p text:style-name="P46"><text:span text:style-name="T1"><text:s text:c="4"/></text:span><text:span text:style-name="T46">&lt;delete</text:span><text:span text:style-name="T1"> </text:span><text:span text:style-name="T46">includeemptydirs=</text:span><text:span text:style-name="T47">"true"</text:span><text:span text:style-name="T46">&gt;</text:span></text:p>
      <text:p text:style-name="P46"><text:span text:style-name="T1"><text:s text:c="6"/></text:span><text:span text:style-name="T46">&lt;fileset</text:span><text:span text:style-name="T1"> </text:span><text:span text:style-name="T46">dir=</text:span><text:span text:style-name="T47">"build"</text:span><text:span text:style-name="T1"> </text:span><text:span text:style-name="T46">includes=</text:span><text:span text:style-name="T47">"**/*"</text:span><text:span text:style-name="T1"> </text:span><text:span text:style-name="T46">/&gt;</text:span></text:p>
      <text:p text:style-name="P46"><text:span text:style-name="T1"><text:s text:c="4"/></text:span><text:span text:style-name="T46">&lt;/delete&gt;</text:span></text:p>
      <text:p text:style-name="P46"><text:span text:style-name="T1"><text:s text:c="4"/></text:span><text:span text:style-name="T46">&lt;javac</text:span><text:span text:style-name="T1"> </text:span><text:span text:style-name="T46">srcdir=</text:span><text:span text:style-name="T47">"src/main/java"</text:span></text:p>
      <text:p text:style-name="P46"><text:span text:style-name="T1"><text:s text:c="11"/></text:span><text:span text:style-name="T46">destdir=</text:span><text:span text:style-name="T47">"build"</text:span></text:p>
      <text:p text:style-name="P46"><text:span text:style-name="T1"><text:s text:c="11"/></text:span><text:span text:style-name="T46">includeantruntime=</text:span><text:span text:style-name="T47">"false"</text:span></text:p>
      <text:p text:style-name="P46"><text:span text:style-name="T1"><text:s text:c="11"/></text:span><text:span text:style-name="T46">includes=</text:span><text:span text:style-name="T47">"**/*.java"</text:span><text:span text:style-name="T46">&gt;</text:span></text:p>
      <text:p text:style-name="P46"><text:span text:style-name="T1"><text:s text:c="6"/></text:span><text:span text:style-name="T46">&lt;classpath&gt;</text:span></text:p>
      <text:p text:style-name="P46"><text:span text:style-name="T1"><text:s text:c="8"/></text:span><text:span text:style-name="T46">&lt;pathelement</text:span><text:span text:style-name="T1"> </text:span><text:span text:style-name="T46">location=</text:span><text:span text:style-name="T47">"mybatis-3.3.0.jar"</text:span><text:span text:style-name="T1"> </text:span><text:span text:style-name="T46">/&gt;</text:span></text:p>
      <text:p text:style-name="P46"><text:span text:style-name="T1"><text:s text:c="8"/></text:span><text:span text:style-name="T46">&lt;pathelement</text:span><text:span text:style-name="T1"> </text:span><text:span text:style-name="T46">location=</text:span><text:span text:style-name="T47">"empusa-mybatis-2.3-runtime.jar"</text:span><text:span text:style-name="T1"> </text:span><text:span text:style-name="T46">/&gt;</text:span></text:p>
      <text:p text:style-name="P46"><text:span text:style-name="T1"><text:s text:c="6"/></text:span><text:span text:style-name="T46">&lt;/classpath&gt;</text:span></text:p>
      <text:p text:style-name="P46"><text:span text:style-name="T1"><text:s text:c="4"/></text:span><text:span text:style-name="T46">&lt;/javac&gt;</text:span></text:p>
      <text:p text:style-name="P46"><text:span text:style-name="T1"><text:s text:c="4"/></text:span><text:span text:style-name="T46">&lt;java</text:span><text:span text:style-name="T1"> </text:span><text:span text:style-name="T46">classname=</text:span><text:span text:style-name="T47">"com.company.logic.Example1"</text:span><text:span text:style-name="T46">&gt;</text:span></text:p>
      <text:p text:style-name="P46"><text:span text:style-name="T1"><text:s text:c="6"/></text:span><text:span text:style-name="T46">&lt;classpath&gt;</text:span></text:p>
      <text:p text:style-name="P46"><text:span text:style-name="T1"><text:s text:c="8"/></text:span><text:span text:style-name="T46">&lt;pathelement</text:span><text:span text:style-name="T1"> </text:span><text:span text:style-name="T46">path=</text:span><text:span text:style-name="T47">"build"</text:span><text:span text:style-name="T1"> </text:span><text:span text:style-name="T46">/&gt;</text:span></text:p>
      <text:p text:style-name="P46"><text:soft-page-break/><text:span text:style-name="T1"><text:s text:c="8"/></text:span><text:span text:style-name="T46">&lt;pathelement</text:span><text:span text:style-name="T1"> </text:span><text:span text:style-name="T46">path=</text:span><text:span text:style-name="T47">"src/mybatis"</text:span><text:span text:style-name="T1"> </text:span><text:span text:style-name="T46">/&gt;</text:span></text:p>
      <text:p text:style-name="P46"><text:span text:style-name="T1"><text:s text:c="8"/></text:span><text:span text:style-name="T46">&lt;pathelement</text:span><text:span text:style-name="T1"> </text:span><text:span text:style-name="T46">location=</text:span><text:span text:style-name="T47">"${driverclasspath}"</text:span><text:span text:style-name="T1"> </text:span><text:span text:style-name="T46">/&gt;</text:span></text:p>
      <text:p text:style-name="P46"><text:span text:style-name="T1"><text:s text:c="8"/></text:span><text:span text:style-name="T46">&lt;pathelement</text:span><text:span text:style-name="T1"> </text:span><text:span text:style-name="T46">location=</text:span><text:span text:style-name="T47">"mybatis-3.3.0.jar"</text:span><text:span text:style-name="T1"> </text:span><text:span text:style-name="T46">/&gt;</text:span></text:p>
      <text:p text:style-name="P46"><text:span text:style-name="T1"><text:s text:c="8"/></text:span><text:span text:style-name="T46">&lt;pathelement</text:span><text:span text:style-name="T1"> </text:span><text:span text:style-name="T46">location=</text:span><text:span text:style-name="T47">"empusa-mybatis-2.3-runtime.jar"</text:span><text:span text:style-name="T1"> </text:span><text:span text:style-name="T46">/&gt;</text:span></text:p>
      <text:p text:style-name="P46"><text:span text:style-name="T1"><text:s text:c="6"/></text:span><text:span text:style-name="T46">&lt;/classpath&gt;</text:span></text:p>
      <text:p text:style-name="P46"><text:span text:style-name="T1"><text:s text:c="4"/></text:span><text:span text:style-name="T46">&lt;/java&gt;</text:span></text:p>
      <text:p text:style-name="P54"/>
      <text:p text:style-name="P46"><text:span text:style-name="T1"><text:s text:c="2"/></text:span><text:span text:style-name="T46">&lt;/target&gt;</text:span></text:p>
      <text:p text:style-name="P54"/>
      <text:p text:style-name="P59">&lt;/project&gt;</text:p>
      <text:p text:style-name="P46"/>
      <text:list xml:id="list212503647093147" text:continue-numbering="true" text:style-name="L1">
        <text:list-item>
          <text:p text:style-name="P82"><text:span text:style-name="T24">File </text:span><text:span text:style-name="T29">2</text:span><text:span text:style-name="T24"> - </text:span><text:span text:style-name="T36">database.properties</text:span><text:span text:style-name="T25">:</text:span></text:p>
        </text:list-item>
      </text:list>
      <text:p text:style-name="P4"/>
      <text:p text:style-name="P44">Please replace all these <text:span text:style-name="T60">properties, according to the RDBMS and your specific schema locations and credentials.</text:span></text:p>
      <text:p text:style-name="P44"/>
      <text:p text:style-name="P48"><text:span text:style-name="T16">driverclasspath=</text:span><text:span text:style-name="T12">postgresql-9.4-1205.jdbc4.jar</text:span></text:p>
      <text:p text:style-name="P49"><text:span text:style-name="T16">driverclass=</text:span><text:span text:style-name="T9">org.postgresql.Driver</text:span></text:p>
      <text:p text:style-name="P46"><text:span text:style-name="T16">url=</text:span><text:span text:style-name="T7">jdbc.url.to.your.dev.database</text:span></text:p>
      <text:p text:style-name="P46"><text:span text:style-name="T16">username=</text:span><text:span text:style-name="T11">dev.database.username</text:span></text:p>
      <text:p text:style-name="P46"><text:span text:style-name="T16">password=</text:span><text:span text:style-name="T11">dev.database.</text:span><text:span text:style-name="T10">password</text:span></text:p>
      <text:p text:style-name="P46"><text:span text:style-name="T16">division=</text:span><text:span text:style-name="T7">d</text:span><text:span text:style-name="T8">ev</text:span><text:span text:style-name="T7">.schema</text:span></text:p>
      <text:p text:style-name="P4"/>
      <text:p text:style-name="P29"/>
      <text:list xml:id="list8813549127333999392" text:style-name="L2">
        <text:list-item>
          <text:p text:style-name="P86"><text:span text:style-name="T26">File </text:span><text:span text:style-name="T29">3</text:span><text:span text:style-name="T27"> - </text:span><text:span text:style-name="T36">dao-config.xml</text:span><text:span text:style-name="T27">:</text:span></text:p>
        </text:list-item>
      </text:list>
      <text:p text:style-name="P1"/>
      <text:p text:style-name="P42"><text:span text:style-name="T3">&lt;?</text:span><text:span text:style-name="T4">xml</text:span><text:span text:style-name="T41"> </text:span><text:span text:style-name="T6">version</text:span><text:span text:style-name="T1">=</text:span><text:span text:style-name="T13">"1.0"</text:span><text:span text:style-name="T3">?&gt;</text:span></text:p>
      <text:p text:style-name="P46"><text:span text:style-name="T3">&lt;!</text:span><text:span text:style-name="T4">DOCTYPE</text:span><text:span text:style-name="T41"> </text:span><text:span text:style-name="T3">empusa-mybatis</text:span><text:span text:style-name="T41"> </text:span><text:span text:style-name="T42">SYSTEM</text:span><text:span text:style-name="T41"> </text:span><text:span text:style-name="T43">"empusa-mybatis.dtd"</text:span><text:span text:style-name="T3">&gt;</text:span></text:p>
      <text:p text:style-name="P54"/>
      <text:p text:style-name="P46"><text:span text:style-name="T3">&lt;</text:span><text:span text:style-name="T4">empusa-mybatis</text:span><text:span text:style-name="T3">&gt;</text:span></text:p>
      <text:p text:style-name="P54"/>
      <text:p text:style-name="P46"><text:span text:style-name="T1"><text:s text:c="2"/></text:span><text:span text:style-name="T3">&lt;</text:span><text:span text:style-name="T4">layout</text:span><text:span text:style-name="T3">&gt;</text:span></text:p>
      <text:p text:style-name="P46"><text:span text:style-name="T1"><text:s text:c="4"/></text:span><text:span text:style-name="T3">&lt;</text:span><text:span text:style-name="T4">daos</text:span><text:span text:style-name="T41"> </text:span><text:span text:style-name="T6">gen-base-dir</text:span><text:span text:style-name="T1">=</text:span><text:span text:style-name="T13">"src/main/java"</text:span><text:span text:style-name="T41"> </text:span><text:span text:style-name="T6">package</text:span><text:span text:style-name="T1">=</text:span><text:span text:style-name="T13">"com.company.daos"</text:span><text:span text:style-name="T41"> </text:span><text:span text:style-name="T3">/&gt;</text:span></text:p>
      <text:p text:style-name="P46"><text:span text:style-name="T1"><text:s text:c="4"/></text:span><text:span text:style-name="T3">&lt;</text:span><text:span text:style-name="T4">mappers</text:span><text:span text:style-name="T41"> </text:span><text:span text:style-name="T6">gen-base-dir</text:span><text:span text:style-name="T1">=</text:span><text:span text:style-name="T13">"src/mybatis"</text:span><text:span text:style-name="T41"> </text:span><text:span text:style-name="T6">relative-dir</text:span><text:span text:style-name="T1">=</text:span><text:span text:style-name="T13">"mappers"</text:span><text:span text:style-name="T41"> </text:span><text:span text:style-name="T3">/&gt;</text:span></text:p>
      <text:p text:style-name="P46"><text:span text:style-name="T1"><text:s text:c="4"/></text:span><text:span text:style-name="T3">&lt;</text:span><text:span text:style-name="T4">mybatis-configuration-template</text:span><text:span text:style-name="T41"> </text:span><text:span text:style-name="T6">file</text:span><text:span text:style-name="T1">=</text:span><text:span text:style-name="T13">"mybatis-template.xml"</text:span><text:span text:style-name="T41"> </text:span><text:span text:style-name="T3">/&gt;</text:span></text:p>
      <text:p text:style-name="P46"><text:span text:style-name="T1"><text:s text:c="4"/></text:span><text:span text:style-name="T3">&lt;</text:span><text:span text:style-name="T4">session-factory</text:span><text:span text:style-name="T41"> </text:span><text:span text:style-name="T6">singleton-full-class-name</text:span><text:span text:style-name="T1">=</text:span></text:p>
      <text:p text:style-name="P46"><text:span text:style-name="T41"><text:s text:c="6"/></text:span><text:span text:style-name="T13">"com.company.sessionfactory.SessionFactory"</text:span><text:span text:style-name="T41"> </text:span><text:span text:style-name="T3">/&gt;</text:span></text:p>
      <text:p text:style-name="P46"><text:span text:style-name="T1"><text:s text:c="4"/></text:span><text:span text:style-name="T3">&lt;</text:span><text:span text:style-name="T4">select-generation</text:span><text:span text:style-name="T41"> </text:span><text:span text:style-name="T6">temp-view-base-name</text:span><text:span text:style-name="T1">=</text:span><text:span text:style-name="T13">"mybatis_temp_view"</text:span><text:span text:style-name="T41"> </text:span><text:span text:style-name="T3">/&gt;</text:span></text:p>
      <text:p text:style-name="P46"><text:span text:style-name="T1"><text:s text:c="2"/></text:span><text:span text:style-name="T3">&lt;/</text:span><text:span text:style-name="T4">layout</text:span><text:span text:style-name="T3">&gt;</text:span></text:p>
      <text:p text:style-name="P54"/>
      <text:p text:style-name="P46"><text:span text:style-name="T1"><text:s text:c="2"/></text:span><text:span text:style-name="T3">&lt;</text:span><text:span text:style-name="T4">table</text:span><text:span text:style-name="T41"> </text:span><text:span text:style-name="T6">name</text:span><text:span text:style-name="T1">=</text:span><text:span text:style-name="T13">"account"</text:span><text:span text:style-name="T3">&gt;</text:span></text:p>
      <text:p text:style-name="P46"><text:span text:style-name="T1"><text:s text:c="4"/></text:span><text:span text:style-name="T3">&lt;</text:span><text:span text:style-name="T4">auto-generated-column</text:span><text:span text:style-name="T41"> </text:span><text:span text:style-name="T6">name</text:span><text:span text:style-name="T1">=</text:span><text:span text:style-name="T13">"id"</text:span><text:span text:style-name="T41"> </text:span><text:span text:style-name="T3">/&gt;</text:span></text:p>
      <text:p text:style-name="P46"><text:span text:style-name="T1"><text:s text:c="2"/></text:span><text:span text:style-name="T3">&lt;/</text:span><text:span text:style-name="T4">table</text:span><text:span text:style-name="T3">&gt;</text:span></text:p>
      <text:p text:style-name="P55"/>
      <text:p text:style-name="P46"><text:span text:style-name="T1"><text:s text:c="2"/></text:span><text:span text:style-name="T3">&lt;</text:span><text:span text:style-name="T4">table</text:span><text:span text:style-name="T41"> </text:span><text:span text:style-name="T6">name</text:span><text:span text:style-name="T1">=</text:span><text:span text:style-name="T13">"transaction"</text:span><text:span text:style-name="T3">&gt;</text:span></text:p>
      <text:p text:style-name="P46"><text:span text:style-name="T1"><text:s text:c="4"/></text:span><text:span text:style-name="T3">&lt;</text:span><text:span text:style-name="T4">auto-generated-column</text:span><text:span text:style-name="T41"> </text:span><text:span text:style-name="T6">name</text:span><text:span text:style-name="T1">=</text:span><text:span text:style-name="T13">"id"</text:span><text:span text:style-name="T41"> </text:span><text:span text:style-name="T3">/&gt;</text:span></text:p>
      <text:p text:style-name="P46"><text:span text:style-name="T1"><text:s text:c="2"/></text:span><text:span text:style-name="T3">&lt;/</text:span><text:span text:style-name="T4">table</text:span><text:span text:style-name="T3">&gt;</text:span></text:p>
      <text:p text:style-name="P46"><text:span text:style-name="T1"><text:s text:c="2"/></text:span><text:span text:style-name="T3">&lt;</text:span><text:span text:style-name="T4">view</text:span><text:span text:style-name="T41"> </text:span><text:span text:style-name="T6">name</text:span><text:span text:style-name="T1">=</text:span><text:span text:style-name="T13">"account_debit"</text:span><text:span text:style-name="T41"> </text:span><text:span text:style-name="T3">/&gt;</text:span></text:p>
      <text:p text:style-name="P54"/>
      <text:p text:style-name="P46"><text:span text:style-name="T1"><text:s text:c="2"/></text:span><text:span text:style-name="T3">&lt;</text:span><text:span text:style-name="T4">select</text:span><text:span text:style-name="T41"> </text:span><text:span text:style-name="T6">name</text:span><text:span text:style-name="T1">=</text:span><text:span text:style-name="T13">"big_</text:span><text:span text:style-name="T15">deposit</text:span><text:span text:style-name="T13">"</text:span><text:span text:style-name="T3">&gt;</text:span></text:p>
      <text:p text:style-name="P46"><text:span text:style-name="T1"><text:s text:c="6"/></text:span><text:span text:style-name="T3">&lt;![CDATA[</text:span></text:p>
      <text:p text:style-name="P57"><text:s text:c="4"/>select a.name , t.*</text:p>
      <text:p text:style-name="P57"><text:s text:c="6"/>from account a, transaction t</text:p>
      <text:p text:style-name="P57"><text:s text:c="6"/>where t.account_id = a.id</text:p>
      <text:p text:style-name="P57"><text:s text:c="8"/>{* and t.amount &gt;= </text:p>
      <text:p text:style-name="P57"><text:s text:c="11"/>#{m<text:span text:style-name="T69">inAmount</text:span>,javaType=java.lang.Integer,jdbcType=NUMERIC} *}</text:p>
      <text:p text:style-name="P57"><text:s text:c="6"/>order by a.current_balance</text:p>
      <text:p text:style-name="P46"><text:span text:style-name="T16"><text:s text:c="6"/></text:span><text:span text:style-name="T3">]]&gt;</text:span></text:p>
      <text:p text:style-name="P46"><text:span text:style-name="T1"><text:s text:c="2"/></text:span><text:span text:style-name="T3">&lt;/</text:span><text:span text:style-name="T4">select</text:span><text:span text:style-name="T3">&gt;</text:span></text:p>
      <text:p text:style-name="P54"/>
      <text:p text:style-name="P46"><text:span text:style-name="T3">&lt;/</text:span><text:span text:style-name="T4">empusa-mybatis</text:span><text:span text:style-name="T3">&gt;</text:span></text:p>
      <text:p text:style-name="P1"/>
      <text:list xml:id="list8974847696722845480" text:style-name="L3">
        <text:list-header>
          <text:p text:style-name="P83"/>
        </text:list-header>
        <text:list-item>
          <text:p text:style-name="P87"><text:span text:style-name="T28">File </text:span><text:span text:style-name="T29">4</text:span><text:span text:style-name="T28"> - </text:span><text:span text:style-name="T36">mybatis-template.xml</text:span><text:span text:style-name="T28">:</text:span></text:p>
        </text:list-item>
      </text:list>
      <text:p text:style-name="P5"/>
      <text:p text:style-name="P43"><text:span text:style-name="T3">&lt;?</text:span><text:span text:style-name="T4">xml</text:span><text:span text:style-name="T41"> </text:span><text:span text:style-name="T6">version</text:span><text:span text:style-name="T1">=</text:span><text:span text:style-name="T13">"1.0"</text:span><text:span text:style-name="T41"> </text:span><text:span text:style-name="T6">encoding</text:span><text:span text:style-name="T1">=</text:span><text:span text:style-name="T13">"UTF-8"</text:span><text:span text:style-name="T41"> </text:span><text:span text:style-name="T3">?&gt;</text:span></text:p>
      <text:p text:style-name="P46"><text:span text:style-name="T3">&lt;!</text:span><text:span text:style-name="T4">DOCTYPE</text:span><text:span text:style-name="T41"> </text:span><text:span text:style-name="T3">configuration</text:span></text:p>
      <text:p text:style-name="P46"><text:span text:style-name="T41"><text:s text:c="2"/></text:span><text:span text:style-name="T42">PUBLIC</text:span><text:span text:style-name="T41"> </text:span><text:span text:style-name="T3">"-//mybatis.org//DTD Config 3.0//EN"</text:span></text:p>
      <text:p text:style-name="P46"><text:span text:style-name="T41"><text:s text:c="2"/></text:span><text:span text:style-name="T43">"http://mybatis.org/dtd/mybatis-3-config.dtd"</text:span><text:span text:style-name="T3">&gt;</text:span></text:p>
      <text:p text:style-name="P46"><text:span text:style-name="T3">&lt;</text:span><text:span text:style-name="T5">configuration</text:span><text:span text:style-name="T3">&gt;</text:span></text:p>
      <text:p text:style-name="P54"/>
      <text:p text:style-name="P47"><text:span text:style-name="T1"><text:s text:c="2"/></text:span><text:span text:style-name="T3">&lt;</text:span><text:span text:style-name="T4">properties</text:span><text:span text:style-name="T41"> </text:span><text:span text:style-name="T6">resource</text:span><text:span text:style-name="T1">=</text:span><text:span text:style-name="T13">"../../</text:span><text:span text:style-name="T14">database</text:span><text:span text:style-name="T13">.properties"</text:span><text:span text:style-name="T41"> </text:span><text:span text:style-name="T3">/&gt;</text:span></text:p>
      <text:p text:style-name="P54"/>
      <text:p text:style-name="P46"><text:span text:style-name="T1"><text:s text:c="2"/></text:span><text:span text:style-name="T3">&lt;</text:span><text:span text:style-name="T4">environments</text:span><text:span text:style-name="T41"> </text:span><text:span text:style-name="T6">default</text:span><text:span text:style-name="T1">=</text:span><text:span text:style-name="T13">"development"</text:span><text:span text:style-name="T3">&gt;</text:span></text:p>
      <text:p text:style-name="P54"/>
      <text:p text:style-name="P46"><text:span text:style-name="T1"><text:s text:c="4"/></text:span><text:span text:style-name="T3">&lt;</text:span><text:span text:style-name="T4">environment</text:span><text:span text:style-name="T41"> </text:span><text:span text:style-name="T6">id</text:span><text:span text:style-name="T1">=</text:span><text:span text:style-name="T13">"development"</text:span><text:span text:style-name="T3">&gt;</text:span></text:p>
      <text:p text:style-name="P54"/>
      <text:p text:style-name="P46"><text:span text:style-name="T1"><text:s text:c="6"/></text:span><text:span text:style-name="T3">&lt;</text:span><text:span text:style-name="T4">transactionManager</text:span><text:span text:style-name="T41"> </text:span><text:span text:style-name="T6">type</text:span><text:span text:style-name="T1">=</text:span><text:span text:style-name="T13">"JDBC"</text:span><text:span text:style-name="T41"> </text:span><text:span text:style-name="T3">/&gt;</text:span></text:p>
      <text:p text:style-name="P54"/>
      <text:p text:style-name="P46"><text:span text:style-name="T1"><text:s text:c="6"/></text:span><text:span text:style-name="T3">&lt;</text:span><text:span text:style-name="T4">dataSource</text:span><text:span text:style-name="T41"> </text:span><text:span text:style-name="T6">type</text:span><text:span text:style-name="T1">=</text:span><text:span text:style-name="T13">"POOLED"</text:span><text:span text:style-name="T3">&gt;</text:span></text:p>
      <text:p text:style-name="P46"><text:span text:style-name="T1"><text:s text:c="8"/></text:span><text:span text:style-name="T3">&lt;</text:span><text:span text:style-name="T4">property</text:span><text:span text:style-name="T41"> </text:span><text:span text:style-name="T6">name</text:span><text:span text:style-name="T1">=</text:span><text:span text:style-name="T13">"driver"</text:span><text:span text:style-name="T41"> </text:span><text:span text:style-name="T6">value</text:span><text:span text:style-name="T1">=</text:span><text:span text:style-name="T13">"${driverclass}"</text:span><text:span text:style-name="T41"> </text:span><text:span text:style-name="T3">/&gt;</text:span></text:p>
      <text:p text:style-name="P46"><text:span text:style-name="T1"><text:s text:c="8"/></text:span><text:span text:style-name="T3">&lt;</text:span><text:span text:style-name="T4">property</text:span><text:span text:style-name="T41"> </text:span><text:span text:style-name="T6">name</text:span><text:span text:style-name="T1">=</text:span><text:span text:style-name="T13">"url"</text:span><text:span text:style-name="T41"> </text:span><text:span text:style-name="T6">value</text:span><text:span text:style-name="T1">=</text:span><text:span text:style-name="T13">"${url}"</text:span><text:span text:style-name="T41"> </text:span><text:span text:style-name="T3">/&gt;</text:span></text:p>
      <text:p text:style-name="P46"><text:span text:style-name="T1"><text:s text:c="8"/></text:span><text:span text:style-name="T3">&lt;</text:span><text:span text:style-name="T4">property</text:span><text:span text:style-name="T41"> </text:span><text:span text:style-name="T6">name</text:span><text:span text:style-name="T1">=</text:span><text:span text:style-name="T13">"username"</text:span><text:span text:style-name="T41"> </text:span><text:span text:style-name="T6">value</text:span><text:span text:style-name="T1">=</text:span><text:span text:style-name="T13">"${username}"</text:span><text:span text:style-name="T41"> </text:span><text:span text:style-name="T3">/&gt;</text:span></text:p>
      <text:p text:style-name="P46"><text:span text:style-name="T1"><text:s text:c="8"/></text:span><text:span text:style-name="T3">&lt;</text:span><text:span text:style-name="T4">property</text:span><text:span text:style-name="T41"> </text:span><text:span text:style-name="T6">name</text:span><text:span text:style-name="T1">=</text:span><text:span text:style-name="T13">"password"</text:span><text:span text:style-name="T41"> </text:span><text:span text:style-name="T6">value</text:span><text:span text:style-name="T1">=</text:span><text:span text:style-name="T13">"${password}"</text:span><text:span text:style-name="T41"> </text:span><text:span text:style-name="T3">/&gt;</text:span></text:p>
      <text:p text:style-name="P46"><text:span text:style-name="T1"><text:s text:c="6"/></text:span><text:span text:style-name="T3">&lt;/</text:span><text:span text:style-name="T4">dataSource</text:span><text:span text:style-name="T3">&gt;</text:span></text:p>
      <text:p text:style-name="P60"><text:s text:c="6"/></text:p>
      <text:p text:style-name="P46"><text:span text:style-name="T1"><text:s text:c="4"/></text:span><text:span text:style-name="T3">&lt;/</text:span><text:span text:style-name="T4">environment</text:span><text:span text:style-name="T3">&gt;</text:span></text:p>
      <text:p text:style-name="P54"/>
      <text:p text:style-name="P46"><text:span text:style-name="T1"><text:s text:c="2"/></text:span><text:span text:style-name="T3">&lt;/</text:span><text:span text:style-name="T4">environments</text:span><text:span text:style-name="T3">&gt;</text:span></text:p>
      <text:p text:style-name="P54"/>
      <text:p text:style-name="P46"><text:span text:style-name="T1">@@</text:span><text:span text:style-name="T2">mappers</text:span><text:span text:style-name="T1">@@</text:span></text:p>
      <text:p text:style-name="P54"/>
      <text:p text:style-name="P46"><text:span text:style-name="T3">&lt;/</text:span><text:span text:style-name="T4">configuration</text:span><text:span text:style-name="T3">&gt;</text:span></text:p>
      <text:p text:style-name="P5"/>
      <text:list xml:id="list8838537571816698084" text:style-name="L4">
        <text:list-item>
          <text:p text:style-name="P88"><text:span text:style-name="T30">File 5: </text:span><text:span text:style-name="T36">SessionFactory.java</text:span></text:p>
          <text:p text:style-name="P84"/>
        </text:list-item>
      </text:list>
      <text:p text:style-name="P63"><text:span text:style-name="T33">C</text:span><text:span text:style-name="T32">reate the dir </text:span><text:span text:style-name="T37">src/main/java/com/company/sessionfactory</text:span><text:span text:style-name="T30"> </text:span><text:span text:style-name="T32">and place it on it</text:span><text:span text:style-name="T31">.</text:span></text:p>
      <text:p text:style-name="P8"/>
      <text:p text:style-name="P61">package com.company.sessionfactory;</text:p>
      <text:p text:style-name="P61"/>
      <text:p text:style-name="P61">import java.io.File;</text:p>
      <text:p text:style-name="P61">import java.io.FileInputStream;</text:p>
      <text:p text:style-name="P61">import java.io.IOException;</text:p>
      <text:p text:style-name="P61">import java.io.InputStream;</text:p>
      <text:p text:style-name="P61">import java.sql.SQLException;</text:p>
      <text:p text:style-name="P61"/>
      <text:p text:style-name="P61">import org.apache.ibatis.session.SqlSessionFactory;</text:p>
      <text:p text:style-name="P61">import org.apache.ibatis.session.SqlSessionFactoryBuilder;</text:p>
      <text:p text:style-name="P61"/>
      <text:p text:style-name="P61">public class SessionFactory {</text:p>
      <text:p text:style-name="P61"/>
      <text:p text:style-name="P61"><text:s text:c="2"/>private static final String RESOURCE = </text:p>
      <text:p text:style-name="P61"><text:s text:c="4"/>"src/mybatis/mappers/primitives/mybatis-configuration.xml";</text:p>
      <text:p text:style-name="P61"/>
      <text:p text:style-name="P61"><text:s text:c="2"/>private static SessionFactory instance = null;</text:p>
      <text:p text:style-name="P61"/>
      <text:p text:style-name="P61"><text:s text:c="2"/>private SqlSessionFactory sqlSessionFactory = null;</text:p>
      <text:p text:style-name="P61"/>
      <text:p text:style-name="P61"><text:s text:c="2"/>private SessionFactory() throws SQLException {</text:p>
      <text:p text:style-name="P61"><text:s text:c="4"/>try {</text:p>
      <text:p text:style-name="P61"><text:s text:c="6"/>File f = new File(RESOURCE);</text:p>
      <text:p text:style-name="P61"><text:s text:c="6"/>InputStream is = new FileInputStream(f);</text:p>
      <text:p text:style-name="P61"><text:s text:c="6"/>this.sqlSessionFactory = new SqlSessionFactoryBuilder().build(is);</text:p>
      <text:p text:style-name="P61"><text:s text:c="4"/>} catch (IOException e) {</text:p>
      <text:p text:style-name="P61"><text:s text:c="6"/>throw new SQLException("Could not read MyBatis configuration.", e);</text:p>
      <text:p text:style-name="P61"><text:s text:c="4"/>}</text:p>
      <text:p text:style-name="P61"><text:s text:c="2"/>}</text:p>
      <text:p text:style-name="P61"/>
      <text:p text:style-name="P61"><text:s text:c="2"/>public static synchronized SessionFactory getInstance()</text:p>
      <text:p text:style-name="P61"><text:s text:c="6"/>throws SQLException {</text:p>
      <text:p text:style-name="P61"><text:s text:c="4"/>if (instance == null) {</text:p>
      <text:p text:style-name="P61"><text:s text:c="6"/>instance = new SessionFactory();</text:p>
      <text:p text:style-name="P61"><text:s text:c="4"/>}</text:p>
      <text:p text:style-name="P61"><text:s text:c="4"/>return instance;</text:p>
      <text:p text:style-name="P61"><text:s text:c="2"/>}</text:p>
      <text:p text:style-name="P61"/>
      <text:p text:style-name="P61"><text:s text:c="2"/>public SqlSessionFactory getSqlSessionFactory() {</text:p>
      <text:p text:style-name="P61"><text:s text:c="4"/>return sqlSessionFactory;</text:p>
      <text:p text:style-name="P61"><text:s text:c="2"/>}</text:p>
      <text:p text:style-name="P61"/>
      <text:p text:style-name="P61">}</text:p>
      <text:p text:style-name="P5"/>
      <text:p text:style-name="P5"/>
      <text:p text:style-name="P6"/>
      <text:p text:style-name="P64"><text:span text:style-name="T61">Step </text:span>4 - <text:span text:style-name="T45">Generate the DAOs</text:span></text:p>
      <text:p text:style-name="P6"/>
      <text:p text:style-name="P7">With all four files created, just run the <text:span text:style-name="T38">generate-daos</text:span> Ant task.</text:p>
      <text:p text:style-name="P7"/>
      <text:p text:style-name="P66">$ ant <text:span text:style-name="T57">generate-daos</text:span></text:p>
      <text:p text:style-name="P68"/>
      <text:p text:style-name="P40">You should see the task running and showing something like:</text:p>
      <text:p text:style-name="P68"/>
      <text:p text:style-name="P69"><text:s text:c="12"/>...</text:p>
      <text:p text:style-name="P68"><text:s text:c="4"/>[mkdir] Created dir: .../src/<text:span text:style-name="T49">main</text:span>/java/com/company/daos/primitives </text:p>
      <text:p text:style-name="P68"><text:s text:c="4"/>[mkdir] Created dir: .../src/mybatis/mappers/primitives </text:p>
      <text:p text:style-name="P68"><text:s/>[empusamb] Table account included. </text:p>
      <text:p text:style-name="P74"><text:s/>[empusamb] Table transaction included. </text:p>
      <text:p text:style-name="P70"><text:s/>[empusamb] View account_debit included. </text:p>
      <text:p text:style-name="P68"><text:s/>[empusamb] Select query big_tx included. </text:p>
      <text:p text:style-name="P68"><text:s/>[empusamb] Generating MyBatis DAOs for <text:span text:style-name="T56">2</text:span> table<text:span text:style-name="T56">s</text:span>, 1 view, and 1 select query... </text:p>
      <text:p text:style-name="P68"><text:s/>[empusamb] MyBatis DAOs generated. </text:p>
      <text:p text:style-name="P68"/>
      <text:p text:style-name="P71">BUILD SUCCESSFUL </text:p>
      <text:p text:style-name="P71">Total time: 0 seconds </text:p>
      <text:p text:style-name="P68">$ </text:p>
      <text:p text:style-name="P68"/>
      <text:p text:style-name="P14">A short explanation</text:p>
      <text:p text:style-name="P13"/>
      <text:p text:style-name="P30"><text:span text:style-name="T34">The output shows that DAOs were generated for two tables, one view, and one select query as defined in the </text:span><text:span text:style-name="T35">dao-config.xml</text:span><text:span text:style-name="T34"> configuration file. Your database schema may have more tables and views, but only the ones mentioned in the configuration file are considered.</text:span></text:p>
      <text:p text:style-name="P12"/>
      <text:p text:style-name="P12">Once <text:span text:style-name="T55">the ant task </text:span>finishe<text:span text:style-name="T55">s</text:span> <text:span text:style-name="T48">all four DAOs are available under:</text:span></text:p>
      <text:p text:style-name="P11"/>
      <text:list xml:id="list371766543062239967" text:style-name="L5">
        <text:list-item>
          <text:p text:style-name="P85">src/main/java/com/company/daos</text:p>
        </text:list-item>
      </text:list>
      <text:p text:style-name="P79">AccountDAO.java</text:p>
      <text:p text:style-name="P79">AccountDebitDAO.java</text:p>
      <text:p text:style-name="P79">Big<text:span text:style-name="T66">Deposit</text:span>DAO.java</text:p>
      <text:p text:style-name="P80">TransactionDAO.java</text:p>
      <text:list xml:id="list212503100289351" text:continue-numbering="true" text:style-name="L5">
        <text:list-item>
          <text:p text:style-name="P85">src/main/java/com/company/daos/primitives</text:p>
        </text:list-item>
      </text:list>
      <text:p text:style-name="P76">AccountDAO<text:span text:style-name="T52">Primitives</text:span>.java</text:p>
      <text:p text:style-name="P77">AccountDebitDAO<text:span text:style-name="T52">Primitives</text:span>.java</text:p>
      <text:p text:style-name="P78">Big<text:span text:style-name="T66">Deposit</text:span>DAO<text:span text:style-name="T52">Primitives</text:span>.java</text:p>
      <text:p text:style-name="P80">TransactionDAOPrimitives.java</text:p>
      <text:p text:style-name="P16"/>
      <text:p text:style-name="P33">The first directory contains the main DAO java classes <text:span text:style-name="T53">that you will normally use. You can also </text:span>add domain logi<text:span text:style-name="T72">c</text:span> <text:span text:style-name="T65">in them if you wish</text:span>. These DAOs are generated <text:span text:style-name="T50">once and</text:span> never overwritten.</text:p>
      <text:p text:style-name="P33"/>
      <text:p text:style-name="P33">The second directory contains the primitive DAO java classes. These ones are overwritten every time you regenerate the DAOs, to reflect the latest changes <text:span text:style-name="T51">in </text:span>the database. <text:span text:style-name="T54">This is especially useful when columns, unique indexes, and foreign keys are added, removed, and/or renamed. Once you regenerate the DAOs, the primitive classes will have all the new changes readily available for you to use.</text:span></text:p>
      <text:p text:style-name="P34"/>
      <text:p text:style-name="P32"/>
      <text:p text:style-name="P39"><text:soft-page-break/><text:span text:style-name="T62">Step </text:span>5 - <text:span text:style-name="T62">Run the example</text:span></text:p>
      <text:p text:style-name="P35"/>
      <text:p text:style-name="P35">Add the following <text:span text:style-name="T58">example </text:span>Java class that uses the DAOs to query the database. <text:span text:style-name="T76">Create it as </text:span><text:span text:style-name="T39">src/main/java/com/company/logic/</text:span><text:span text:style-name="T40">Example1.java</text:span>:</text:p>
      <text:p text:style-name="P35"/>
      <text:p text:style-name="P62">package com.company.logic;</text:p>
      <text:p text:style-name="P62"/>
      <text:p text:style-name="P62">import java.sql.Date;</text:p>
      <text:p text:style-name="P62">import java.sql.SQLException;</text:p>
      <text:p text:style-name="P62"/>
      <text:p text:style-name="P62">import com.company.daos.AccountDAO;</text:p>
      <text:p text:style-name="P62">import com.company.daos.AccountDebitDAO;</text:p>
      <text:p text:style-name="P62">import com.company.daos.BigDepositDAO;</text:p>
      <text:p text:style-name="P62">import com.company.daos.TransactionDAO;</text:p>
      <text:p text:style-name="P62"/>
      <text:p text:style-name="P62">public class Example1 {</text:p>
      <text:p text:style-name="P62"/>
      <text:p text:style-name="P62"><text:s text:c="2"/>public static void main(final String[] args) throws SQLException {</text:p>
      <text:p text:style-name="P62"/>
      <text:p text:style-name="P62"><text:s text:c="4"/>// Note: this simple example does NOT use database transactions.</text:p>
      <text:p text:style-name="P62"/>
      <text:p text:style-name="P62"><text:s text:c="4"/>Date now = new Date(System.currentTimeMillis());</text:p>
      <text:p text:style-name="P62"/>
      <text:p text:style-name="P62"><text:s text:c="4"/>AccountDAO a = new AccountDAO();</text:p>
      <text:p text:style-name="P62"><text:s text:c="4"/>a.setName("CHK1067");</text:p>
      <text:p text:style-name="P62"><text:s text:c="4"/>a.setCurrentBalance(100);</text:p>
      <text:p text:style-name="P62"><text:s text:c="4"/>a.setCreatedOn(now);</text:p>
      <text:p text:style-name="P62"><text:s text:c="4"/>a.insert();</text:p>
      <text:p text:style-name="P62"/>
      <text:p text:style-name="P62"><text:s text:c="4"/>TransactionDAO t = new TransactionDAO();</text:p>
      <text:p text:style-name="P62"><text:s text:c="4"/>t.setAccountId(a.getId());</text:p>
      <text:p text:style-name="P62"><text:s text:c="4"/>t.setAmount(40);</text:p>
      <text:p text:style-name="P62"><text:s text:c="4"/>t.setCompletedAt(now);</text:p>
      <text:p text:style-name="P62"><text:s text:c="4"/>t.insert();</text:p>
      <text:p text:style-name="P62"><text:s text:c="4"/>int tx1 = t.getId();</text:p>
      <text:p text:style-name="P62"/>
      <text:p text:style-name="P62"><text:s text:c="4"/>t.setAmount(500);</text:p>
      <text:p text:style-name="P62"><text:s text:c="4"/>t.insert();</text:p>
      <text:p text:style-name="P62"><text:s text:c="4"/>int tx2 = t.getId();</text:p>
      <text:p text:style-name="P62"/>
      <text:p text:style-name="P62"><text:s text:c="4"/>t.setAmount(-440);</text:p>
      <text:p text:style-name="P62"><text:s text:c="4"/>t.insert();</text:p>
      <text:p text:style-name="P62"><text:s text:c="4"/>int tx3 = t.getId();</text:p>
      <text:p text:style-name="P62"/>
      <text:p text:style-name="P62"><text:s text:c="4"/>System.out.println("Account " + a.getId() + " created, "</text:p>
      <text:p text:style-name="P62"><text:s text:c="8"/>+ "with transactions " + tx1 + ", " + tx2 + ", and " + tx3</text:p>
      <text:p text:style-name="P62"><text:s text:c="8"/>+ " also created.");</text:p>
      <text:p text:style-name="P62"/>
      <text:p text:style-name="P62"><text:s text:c="4"/>AccountDebitDAO filter = new AccountDebitDAO();</text:p>
      <text:p text:style-name="P62"><text:s text:c="4"/>for (AccountDebitDAO d : filter.select()) {</text:p>
      <text:p text:style-name="P62"><text:s text:c="6"/>System.out.println("Debit found: tx " + d.getId() </text:p>
      <text:p text:style-name="P62"><text:s text:c="10"/>+ " with amount $" + d.getAmount());</text:p>
      <text:p text:style-name="P62"><text:s text:c="4"/>}</text:p>
      <text:p text:style-name="P62"/>
      <text:p text:style-name="P62"><text:s text:c="4"/>for (BigDepositDAO b : BigDepositDAO.select(300)) {</text:p>
      <text:p text:style-name="P62"><text:s text:c="6"/>System.out.println("Big deposit found: tx " + b.getId()</text:p>
      <text:p text:style-name="P62"><text:s text:c="10"/>+ " with amount $" + b.getAmount());</text:p>
      <text:p text:style-name="P62"><text:s text:c="4"/>}</text:p>
      <text:p text:style-name="P62"/>
      <text:p text:style-name="P62"><text:s text:c="2"/>}</text:p>
      <text:p text:style-name="P62"/>
      <text:p text:style-name="P62">}</text:p>
      <text:p text:style-name="P35"/>
      <text:p text:style-name="P36"/>
      <text:p text:style-name="P41">Run the example <text:span text:style-name="T63">program</text:span>:</text:p>
      <text:p text:style-name="P36"/>
      <text:p text:style-name="P67">ant run-example1</text:p>
      <text:p text:style-name="P72"/>
      <text:p text:style-name="P72"><text:s text:c="5"/>...</text:p>
      <text:p text:style-name="P72"><text:s text:c="5"/>[java] <text:span text:style-name="T73">Account 1 created, with transactions 1, 2, and 3 also created. </text:span></text:p>
      <text:p text:style-name="P75"><text:s text:c="5"/>[java] Debit found: tx 3 with amount <text:span text:style-name="T68">$</text:span>-440 </text:p>
      <text:p text:style-name="P75"><text:s text:c="5"/>[java] Big <text:span text:style-name="T67">deposit </text:span>found: tx 2 with amount <text:span text:style-name="T68">$</text:span>500 </text:p>
      <text:p text:style-name="P73"/>
      <text:p text:style-name="P72">BUILD SUCCESSFUL </text:p>
      <text:p text:style-name="P72">Total time: 1 second </text:p>
      <text:p text:style-name="P36"/>
      <text:p text:style-name="P38">That's it! <text:span text:style-name="T59">You can check the database schema to see the newly inserted rows. To use other available primitive methods and to use database transactions see the </text:span><text:span text:style-name="T74">Cheat Sheet </text:span><text:span text:style-name="T75">document.</text:span></text:p>
      <text:p text:style-name="P38"/>
      <text:p text:style-name="P38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atabase-operation" style:family="text">
      <style:text-properties style:font-name="Liberation Sans1" fo:font-family="'Liberation Sans'" style:font-style-name="Bold" style:font-family-generic="swiss" style:font-pitch="variable" fo:font-size="11pt" style:text-underline-style="none" fo:font-weight="bold" fo:background-color="#ccffcc" style:font-size-asian="10.5pt" fo:padding-left="0.0402in" fo:padding-right="0.0402in" fo:padding-top="0.0201in" fo:padding-bottom="0.0201in" fo:border="0.06pt solid #000000" style:shadow="#808080 0.0402in 0.0402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6:30:39.633874915</meta:creation-date>
    <meta:generator>LibreOffice/4.2.8.2$Linux_X86_64 LibreOffice_project/420m0$Build-2</meta:generator>
    <dc:date>2015-12-18T21:25:01.835460193</dc:date>
    <meta:editing-duration>PT12H29M9S</meta:editing-duration>
    <meta:editing-cycles>338</meta:editing-cycles>
    <meta:document-statistic meta:table-count="0" meta:image-count="0" meta:object-count="0" meta:page-count="9" meta:paragraph-count="272" meta:word-count="1129" meta:character-count="10562" meta:non-whitespace-character-count="8856"/>
  </office:meta>
</office:document-meta>
</file>